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Mono CJK JP" svg:font-family="'Noto Sans Mono CJK JP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22pt" officeooo:rsid="00047b50" officeooo:paragraph-rsid="00047b50" style:font-size-asian="22pt" style:font-size-complex="22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22pt" officeooo:rsid="00047b50" officeooo:paragraph-rsid="00047b50" style:font-size-asian="22pt" style:font-size-complex="22pt"/>
    </style:style>
    <style:style style:name="P3" style:family="paragraph" style:parent-style-name="Standard">
      <style:paragraph-properties fo:text-align="start" style:justify-single-word="false" style:writing-mode="rl-tb"/>
      <style:text-properties fo:font-size="22pt" officeooo:rsid="00047b50" officeooo:paragraph-rsid="00047b50" style:font-size-asian="22pt" style:font-size-complex="2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السيد اﻷستاذ/ مدير نيابة</text:span> <text:s text:c="27"/></text:p>
      <text:p text:style-name="P1">مقدمه لسيادتكم/</text:p>
      <text:p text:style-name="P1">المقيم: </text:p>
      <text:p text:style-name="P1"/>
      <text:p text:style-name="P2">الموضوع</text:p>
      <text:p text:style-name="P1">برجاء التكرم بالموافقة على استيفاء بيانات المحضر رقم <text:s text:c="11"/>لسنة <text:s text:c="23"/>. وذلك لإضافة أقوال.</text:p>
      <text:p text:style-name="P1"/>
      <text:p text:style-name="P3">وتقبلوا وافر الاحترام <text:s text:c="65"/></text:p>
      <text:p text:style-name="P3">مقدمه لسيادتكم <text:s text:c="39"/></text:p>
      <text:p text:style-name="P3"/>
      <text:p text:style-name="P3">ب. قومي: <text:s text:c="4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Mono CJK JP" svg:font-family="'Noto Sans Mono CJK JP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Noto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Noto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1:24:47.468598463</meta:creation-date>
    <dc:date>2025-05-12T11:31:31.576398276</dc:date>
    <meta:editing-duration>PT6M47S</meta:editing-duration>
    <meta:editing-cycles>1</meta:editing-cycles>
    <meta:document-statistic meta:table-count="0" meta:image-count="0" meta:object-count="0" meta:page-count="1" meta:paragraph-count="8" meta:word-count="28" meta:character-count="393" meta:non-whitespace-character-count="154"/>
    <meta:generator>LibreOffice/7.3.7.2$Linux_X86_64 LibreOffice_project/30$Build-2</meta:generator>
  </office:meta>
</office:document-meta>
</file>